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4000000D67B8DC9B6.png" manifest:media-type="image/png"/>
  <manifest:file-entry manifest:full-path="Pictures/100002010000010000000100296D042A.png" manifest:media-type="image/png"/>
  <manifest:file-entry manifest:full-path="Pictures/1000020100000100000001002F50572E.png" manifest:media-type="image/png"/>
  <manifest:file-entry manifest:full-path="Pictures/100002010000010000000100A872FF1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5cm" draw:marker-end-width="0.275cm" draw:fill="solid" draw:fill-color="#ffffff" draw:textarea-horizontal-align="justify" draw:textarea-vertical-align="middle" draw:auto-grow-height="fals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18pt"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3cm" svg:height="5.868cm" svg:x="7.347cm" svg:y="0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1.195cm" svg:x="8.486cm" svg:y="3.902cm">
          <draw:text-box>
            <text:p><text:span text:style-name="T1">RM</text:span></text:p>
          </draw:text-box>
        </draw:frame>
        <draw:custom-shape draw:style-name="gr3" draw:text-style-name="P1" draw:layer="layout" svg:width="2.183cm" svg:height="1.478cm" svg:x="4.001cm" svg:y="1.459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1" draw:layer="layout" draw:type="line" svg:x1="9.417cm" svg:y1="5.602cm" svg:x2="7.265cm" svg:y2="7.468cm" draw:start-shape="id1" draw:start-glue-point="2" draw:end-shape="id2" draw:end-glue-point="0" svg:d="m9417 5602-2152 1866">
          <text:p/>
        </draw:connector>
        <draw:custom-shape draw:style-name="gr5" draw:text-style-name="P1" draw:layer="layout" svg:width="19.345cm" svg:height="3.075cm" svg:x="0.274cm" svg:y="8.1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1.905cm" svg:height="0.635cm" svg:x="6.313cm" svg:y="7.468cm">
          <text:p text:style-name="P1"><text:span text:style-name="T2">XM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2.01cm" svg:height="0.635cm" svg:x="8.412cm" svg:y="4.967cm">
          <text:p text:style-name="P1"><text:span text:style-name="T2"><text:s/></text:span><text:span text:style-name="T2">XM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1.905cm" svg:height="0.635cm" svg:x="10.711cm" svg:y="4.966cm">
          <text:p text:style-name="P1"><text:span text:style-name="T3">S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4" draw:id="id4" draw:layer="layout" svg:width="1.905cm" svg:height="0.635cm" svg:x="10.71cm" svg:y="7.565cm">
          <text:p text:style-name="P1"><text:span text:style-name="T3">S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1.663cm" svg:y1="5.601cm" svg:x2="11.662cm" svg:y2="7.565cm" draw:start-shape="id3" draw:start-glue-point="2" draw:end-shape="id4" draw:end-glue-point="0" svg:d="m11663 5601-1 1964">
          <text:p/>
        </draw:connector>
        <draw:custom-shape draw:style-name="gr8" draw:text-style-name="P4" xml:id="id5" draw:id="id5" draw:layer="layout" svg:width="1.905cm" svg:height="0.635cm" svg:x="13.01cm" svg:y="4.965cm">
          <text:p text:style-name="P1"><text:span text:style-name="T3">API 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out" svg:width="1.905cm" svg:height="0.635cm" svg:x="14.949cm" svg:y="7.504cm">
          <text:p text:style-name="P1"><text:span text:style-name="T3">API 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3.962cm" svg:y1="5.6cm" svg:x2="15.901cm" svg:y2="7.504cm" draw:start-shape="id5" draw:start-glue-point="2" draw:end-shape="id6" draw:end-glue-point="0" svg:d="m13962 5600 1939 1904">
          <text:p/>
        </draw:connector>
        <draw:frame draw:style-name="gr9" draw:text-style-name="P1" draw:layer="layout" svg:width="3.075cm" svg:height="3.175cm" svg:x="14.414cm" svg:y="7.974cm">
          <draw:image xlink:href="Pictures/100002010000010000000100A872FF13.png" xlink:type="simple" xlink:show="embed" xlink:actuate="onLoad">
            <text:p/>
          </draw:image>
        </draw:frame>
        <draw:frame draw:style-name="gr9" draw:text-style-name="P1" draw:layer="layout" svg:width="2.54cm" svg:height="2.34cm" svg:x="10.434cm" svg:y="8.439cm">
          <draw:image xlink:href="Pictures/100002010000010000000100296D042A.png" xlink:type="simple" xlink:show="embed" xlink:actuate="onLoad">
            <text:p/>
          </draw:image>
        </draw:frame>
        <draw:frame draw:style-name="gr9" draw:text-style-name="P1" draw:layer="layout" svg:width="3.175cm" svg:height="2.54cm" svg:x="5.954cm" svg:y="8.274cm">
          <draw:image xlink:href="Pictures/1000020100000100000001002F50572E.png" xlink:type="simple" xlink:show="embed" xlink:actuate="onLoad">
            <text:p/>
          </draw:image>
        </draw:frame>
        <draw:frame draw:style-name="gr9" draw:text-style-name="P1" draw:layer="layout" svg:width="3.175cm" svg:height="2.54cm" svg:x="7.155cm" svg:y="8.074cm">
          <draw:image xlink:href="Pictures/1000020100000100000001002F50572E.png" xlink:type="simple" xlink:show="embed" xlink:actuate="onLoad">
            <text:p/>
          </draw:image>
        </draw:frame>
        <draw:frame draw:style-name="gr9" draw:text-style-name="P1" draw:layer="layout" svg:width="3.175cm" svg:height="2.54cm" svg:x="4.756cm" svg:y="8.074cm">
          <draw:image xlink:href="Pictures/1000020100000100000001002F50572E.png" xlink:type="simple" xlink:show="embed" xlink:actuate="onLoad">
            <text:p/>
          </draw:image>
        </draw:frame>
        <draw:frame draw:style-name="gr2" draw:text-style-name="P5" draw:layer="layout" svg:width="4.445cm" svg:height="1.038cm" svg:x="0.439cm" svg:y="8.734cm">
          <draw:text-box>
            <text:p><text:span text:style-name="T4">Resources</text:span></text:p>
          </draw:text-box>
        </draw:frame>
        <draw:frame draw:style-name="gr2" draw:text-style-name="P5" draw:layer="layout" svg:width="4.445cm" svg:height="1.749cm" svg:x="0.375cm" svg:y="4.934cm">
          <draw:text-box>
            <text:p><text:span text:style-name="T4"><text:s text:c="8"/></text:span><text:span text:style-name="T5">User</text:span></text:p>
            <text:p><text:span text:style-name="T5"><text:s text:c="5"/></text:span><text:span text:style-name="T5">Desktop</text:span></text:p>
          </draw:text-box>
        </draw:frame>
        <draw:g>
          <draw:custom-shape draw:style-name="gr10" draw:text-style-name="P1" draw:layer="layout" svg:width="1.27cm" svg:height="1.27cm" svg:x="2.069cm" svg:y="1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778cm" svg:height="1.67cm" svg:x="1.869cm" svg:y="2.502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2" draw:text-style-name="P2" draw:layer="layout" svg:width="1.905cm" svg:height="1.195cm" svg:x="10.687cm" svg:y="3.903cm">
          <draw:text-box>
            <text:p><text:span text:style-name="T1">RM</text:span></text:p>
          </draw:text-box>
        </draw:frame>
        <draw:frame draw:style-name="gr2" draw:text-style-name="P2" draw:layer="layout" svg:width="1.905cm" svg:height="1.195cm" svg:x="12.988cm" svg:y="3.904cm">
          <draw:text-box>
            <text:p><text:span text:style-name="T1">RM</text:span></text:p>
          </draw:text-box>
        </draw:frame>
        <draw:custom-shape draw:style-name="gr11" draw:text-style-name="P1" draw:layer="layout" svg:width="5.969cm" svg:height="0.889cm" svg:x="8.692cm" svg:y="3.064cm">
          <text:p text:style-name="P1">RM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54cm" svg:height="2.286cm" svg:x="8.792cm" svg:y="0.524cm">
          <text:p text:style-name="P1">EC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" draw:layer="layout" svg:width="3.61cm" svg:height="2.675cm" svg:x="4.331cm" svg:y="4.053cm">
          <draw:image xlink:href="Pictures/100002010000010000000100296D042A.png" xlink:type="simple" xlink:show="embed" xlink:actuate="onLoad">
            <text:p/>
          </draw:image>
        </draw:frame>
        <draw:custom-shape draw:style-name="gr12" draw:text-style-name="P6" draw:layer="layout" svg:width="2.54cm" svg:height="2.286cm" svg:x="11.792cm" svg:y="0.562cm">
          <text:p text:style-name="P1"><text:span text:style-name="T6">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118cm" svg:height="1.424cm" svg:x="15.232cm" svg:y="2.462cm">
          <draw:image xlink:href="Pictures/1000020100000294000000D67B8DC9B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7:42:34</meta:creation-date>
    <dc:date>2013-11-30T15:57:00</dc:date>
    <dc:creator>alina </dc:creator>
    <meta:editing-duration>PT13H18M10S</meta:editing-duration>
    <meta:editing-cycles>17</meta:editing-cycles>
    <meta:generator>LibreOffice/3.5$Linux_X86_64 LibreOffice_project/350m1$Build-2</meta:generator>
    <meta:document-statistic meta:object-count="30"/>
  </office:meta>
</office:document-meta>
</file>